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dd6" officeooo:paragraph-rsid="000eed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antoni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1T14:49:48.077000000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1.5.2$Windows_X86_64 LibreOffice_project/85f04e9f809797b8199d13c421bd8a2b025d52b5</meta:generator>
  </office:meta>
</office:document-meta>
</file>